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ugin:</text:p>
      <text:list xml:id="list2334702665009269938" text:style-name="L1">
        <text:list-item>
          <text:p text:style-name="P3">key opslaan</text:p>
        </text:list-item>
        <text:list-item>
          <text:p text:style-name="P3">key verifieren via server (gebruik server id en isOp op de key owner)</text:p>
          <text:list>
            <text:list-item>
              <text:p text:style-name="P3">gebruik hashing</text:p>
            </text:list-item>
          </text:list>
        </text:list-item>
        <text:list-item>
          <text:p text:style-name="P3">restricties voor lite users</text:p>
          <text:list>
            <text:list-item>
              <text:p text:style-name="P3">geen /headsinv search, geen /playerhead en geen /updateheads</text:p>
            </text:list-item>
            <text:list-item>
              <text:p text:style-name="P3">custom /heads command</text:p>
            </text:list-item>
          </text:list>
        </text:list-item>
        <text:list-item>
          <text:p text:style-name="P3">decompile obfuscation (http://java-source.net/open-source/obfuscators)</text:p>
        </text:list-item>
        <text:list-item>
          <text:p text:style-name="P3">cache in aparte map</text:p>
        </text:list-item>
        <text:list-item>
          <text:p text:style-name="P3">registreren van servers met tokens</text:p>
        </text:list-item>
      </text:list>
      <text:p text:style-name="P2"/>
      <text:p text:style-name="P1">Site:</text:p>
      <text:list xml:id="list6279865959930527795" text:style-name="L2">
        <text:list-item>
          <text:p text:style-name="P4">inlog systeem</text:p>
          <text:list>
            <text:list-item>
              <text:p text:style-name="P4">wachtwoord database gehashed met salt</text:p>
            </text:list-item>
            <text:list-item>
              <text:p text:style-name="P4">inlog sessions</text:p>
            </text:list-item>
            <text:list-item>
              <text:p text:style-name="P4">https</text:p>
            </text:list-item>
          </text:list>
        </text:list-item>
        <text:list-item>
          <text:p text:style-name="P4">servers registreren/veranderen</text:p>
          <text:list>
            <text:list-item>
              <text:p text:style-name="P4">max 5 servers</text:p>
            </text:list-item>
            <text:list-item>
              <text:p text:style-name="P4">overzicht met key en geregistreerde servers</text:p>
            </text:list-item>
            <text:list-item>
              <text:p text:style-name="P4">genereer token voor registratie in de plugin</text:p>
            </text:list-item>
          </text:list>
        </text:list-item>
        <text:list-item>
          <text:p text:style-name="P4">keys kopen</text:p>
          <text:list>
            <text:list-item>
              <text:p text:style-name="P4">lite/full/trial</text:p>
            </text:list-item>
          </text:list>
        </text:list-item>
        <text:list-item>
          <text:p text:style-name="P4">plugin request verificatie (zie plugi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6T01:01:08.36</meta:creation-date>
    <dc:date>2015-10-16T04:03:36.03</dc:date>
    <meta:editing-duration>PT2H15M50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2" meta:word-count="102" meta:character-count="621"/>
  </office:meta>
</office:document-meta>
</file>